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 style:list-style-name="WW8Num1"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 style:list-style-name="WW8Num1"/>
    <style:style style:name="P5" style:family="paragraph" style:parent-style-name="Standard">
      <style:text-properties fo:color="#333399" style:font-name="Arial" fo:font-size="10pt" style:font-size-asian="10pt" style:font-name-complex="Arial" style:font-size-complex="10pt"/>
    </style:style>
    <style:style style:name="P6" style:family="paragraph" style:parent-style-name="Standard" style:list-style-name="WW8Num1">
      <style:text-properties fo:color="#333399" style:font-name="Arial" fo:font-size="10pt" style:font-size-asian="10pt" style:font-name-complex="Arial" style:font-size-complex="10pt"/>
    </style:style>
    <style:style style:name="P7" style:family="paragraph" style:parent-style-name="Standard" style:list-style-name="WW8Num1">
      <style:text-properties fo:color="#333399" style:font-name="Verdana" fo:font-size="10pt" style:font-size-asian="10pt" style:font-name-complex="Verdana" style:font-size-complex="10pt"/>
    </style:style>
    <style:style style:name="P8" style:family="paragraph" style:parent-style-name="Standard" style:list-style-name="WW8Num1">
      <style:text-properties fo:color="#333399" style:font-name="Courier New" fo:font-size="9pt" style:font-size-asian="9pt" style:font-name-complex="Courier New" style:font-size-complex="9pt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fo:color="#333399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.635cm" fo:margin-right="0cm" fo:text-indent="0.635cm" style:auto-text-indent="false"/>
      <style:text-properties fo:color="#333399" style:font-name="Arial" fo:font-size="10pt" style:font-size-asian="10pt" style:font-name-complex="Arial" style:font-size-complex="10pt"/>
    </style:style>
    <style:style style:name="P12" style:family="paragraph" style:parent-style-name="Standard" style:master-page-name="Standard">
      <style:paragraph-properties style:page-number="auto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333399" style:font-name="Courier New" fo:font-size="9pt" style:font-size-asian="9pt" style:font-name-complex="Courier New" style:font-size-complex="9pt"/>
    </style:style>
    <style:style style:name="T2" style:family="text">
      <style:text-properties fo:color="#333399" style:font-name="Courier New" fo:font-size="9pt" fo:font-weight="bold" style:font-size-asian="9pt" style:font-weight-asian="bold" style:font-name-complex="Courier New" style:font-size-complex="9pt" style:font-weight-complex="bold"/>
    </style:style>
    <style:style style:name="T3" style:family="text">
      <style:text-properties fo:color="#333399" style:font-name="Arial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fo:color="#333399" style:font-name="Arial" fo:font-size="10pt" style:font-size-asian="10pt" style:font-name-complex="Arial" style:font-size-complex="10pt"/>
    </style:style>
    <text:list-style style:name="L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0g RAC CRS questions, 10g RAC to follow </text:p>
      <text:p text:style-name="P1"/>
      <text:p text:style-name="P2">If the person has installed 10g RAC they will know all about these questions</text:p>
      <text:p text:style-name="P1"/>
      <text:list xml:id="list2636213603711068902" text:style-name="WW8Num1">
        <text:list-item>
          <text:p text:style-name="P3">What are requirement for CRS (Cluster Ready Services) ?</text:p>
        </text:list-item>
        <text:list-item>
          <text:p text:style-name="P6">Own ORACLE_HOME for CRS, Domain Name Server (DNS) is a requirement of 10g</text:p>
        </text:list-item>
      </text:list>
      <text:p text:style-name="P5"/>
      <text:list xml:id="list70813789981436" text:continue-numbering="true" text:style-name="WW8Num1">
        <text:list-item>
          <text:p text:style-name="P3">How do you start / stop CRS ?</text:p>
        </text:list-item>
        <text:list-item>
          <text:p text:style-name="P6">To stop Cluster Ready Services (CRS) use the following as the root UNIX user account:</text:p>
        </text:list-item>
        <text:list-item>
          <text:p text:style-name="P6"># /etc/init.d/init.cssd stop</text:p>
        </text:list-item>
        <text:list-item>
          <text:p text:style-name="P6">To start Cluster Ready Services (CRS) use the following as the root UNIX user account:</text:p>
        </text:list-item>
        <text:list-item>
          <text:p text:style-name="P6"># /etc/init.d/init.cssd start</text:p>
        </text:list-item>
      </text:list>
      <text:p text:style-name="P5"/>
      <text:list xml:id="list70812988690049" text:continue-numbering="true" text:style-name="WW8Num1">
        <text:list-item>
          <text:p text:style-name="P6">CRS is called Oracle Clusterware in Release 2.</text:p>
        </text:list-item>
      </text:list>
      <text:p text:style-name="P2"/>
      <text:list xml:id="list70812819517928" text:continue-numbering="true" text:style-name="WW8Num1">
        <text:list-item>
          <text:p text:style-name="P3">10g RAC uses Virtual IP addresses (VIPs) what are they ?</text:p>
        </text:list-item>
        <text:list-item>
          <text:p text:style-name="P6">VIPs are related to a NIC card for failover and automatically managed by CRS</text:p>
        </text:list-item>
        <text:list-item>
          <text:p text:style-name="P6">When installing 10g RAC, at least 2 network interfaces are required for each node: Public and Private Interface</text:p>
        </text:list-item>
      </text:list>
      <text:p text:style-name="P5"/>
      <text:list xml:id="list70814676090420" text:continue-numbering="true" text:style-name="WW8Num1">
        <text:list-item>
          <text:p text:style-name="P3">How do you identify the interface name and associated IP address for every network adapter ? </text:p>
        </text:list-item>
        <text:list-item>
          <text:p text:style-name="P6">ifconfig -a</text:p>
        </text:list-item>
      </text:list>
      <text:p text:style-name="P5"/>
      <text:list xml:id="list70814185703255" text:continue-numbering="true" text:style-name="WW8Num1">
        <text:list-item>
          <text:p text:style-name="P3">How are VIPs configured into 10g RAC</text:p>
        </text:list-item>
        <text:list-item>
          <text:p text:style-name="P6">Through the VIPCA (Virtual IP Configuration Assistant) that is called from running root.sh script after 10g RAC is installed.</text:p>
        </text:list-item>
      </text:list>
      <text:p text:style-name="P5"/>
      <text:list xml:id="list70814002312861" text:continue-numbering="true" text:style-name="WW8Num1">
        <text:list-item>
          <text:p text:style-name="P3">Also a prerequisite is to configure OCR and Voting Disk, what are they ?</text:p>
        </text:list-item>
        <text:list-item>
          <text:p text:style-name="P6">OCR (Oracle Cluster Registry - stores cluster configuration and cluster database configuration) </text:p>
        </text:list-item>
        <text:list-item>
          <text:p text:style-name="P6">Voting Disk (CSS - Cluster Synchronization Services) is used to arbitrate ownership of the cluster among cluster nodes in </text:p>
        </text:list-item>
        <text:list-item>
          <text:p text:style-name="P6">the event of a complete private network failure.</text:p>
        </text:list-item>
        <text:list-item>
          <text:p text:style-name="P6">Both have to be on RAW devices, unless using CFS. Both configured when installing CRS.</text:p>
        </text:list-item>
      </text:list>
      <text:p text:style-name="P5"/>
      <text:list xml:id="list70814026045414" text:continue-numbering="true" text:style-name="WW8Num1">
        <text:list-item>
          <text:p text:style-name="P3">After you have run root.sh which fires up VIPCA, what happens next ?</text:p>
        </text:list-item>
        <text:list-item>
          <text:p text:style-name="P7">Oracle CRS stack (background processes) starts up, and runs from /etc/inittab</text:p>
        </text:list-item>
        <text:list-item>
          <text:p text:style-name="P8">ps -eaf | grep crs</text:p>
        </text:list-item>
        <text:list-item>
          <text:p text:style-name="P8">    root   562   312  0 17:10:50 pts/2    0:00 grep crs</text:p>
        </text:list-item>
        <text:list-item>
          <text:p text:style-name="P4"><text:span text:style-name="T1">    root   455   414  1 17:10:35 ?        0:00 /u01/app/oracle/product/10.1.0/crs/bin/</text:span><text:span text:style-name="T2">crsd</text:span><text:span text:style-name="T1">.bin -1</text:span></text:p>
        </text:list-item>
        <text:list-item>
          <text:p text:style-name="P4"><text:span text:style-name="T1">  oracle   408     1  1 17:09:34 ?        0:01 /u01/app/oracle/product/10.1.0/crs/bin/</text:span><text:span text:style-name="T2">evmd</text:span><text:span text:style-name="T1">.bin</text:span></text:p>
        </text:list-item>
        <text:list-item>
          <text:p text:style-name="P4"><text:span text:style-name="T1">    root   414     1  1 17:09:34 ?        0:00 /u01/app/oracle/product/10.1.0/crs/bin/</text:span><text:span text:style-name="T2">crsd</text:span><text:span text:style-name="T1">.bin</text:span></text:p>
        </text:list-item>
        <text:list-item>
          <text:p text:style-name="P4"><text:span text:style-name="T1">  oracle   559   408  1 17:10:49 ?        0:00 /u01/app/oracle/product/10.1.0/crs/bin/</text:span><text:span text:style-name="T2">evmlogger</text:span><text:span text:style-name="T1">.bin -o /u01/app/oracle/product</text:span></text:p>
        </text:list-item>
        <text:list-item>
          <text:p text:style-name="P4"><text:span text:style-name="T1">    root   452     1  0 17:10:35 ?        0:00 /u01/app/oracle/product/10.1.0/crs/bin/</text:span><text:span text:style-name="T2">oprocd</text:span><text:span text:style-name="T1"> start -t 1000 -m</text:span></text:p>
        </text:list-item>
      </text:list>
      <text:p text:style-name="P10"/>
      <text:list xml:id="list70814938694407" text:continue-numbering="true" text:style-name="WW8Num1">
        <text:list-item>
          <text:p text:style-name="P3">What are the CRS background Processes ?</text:p>
        </text:list-item>
        <text:list-item>
          <text:p text:style-name="P4"><text:span text:style-name="T3">oprocd</text:span><text:span text:style-name="T4"> -- Process monitor for the cluster. Note that this process will only appear on platforms that do not use vendor clusterware with CRS.</text:span></text:p>
        </text:list-item>
        <text:list-item>
          <text:p text:style-name="P4"><text:span text:style-name="T3">evmd </text:span><text:span text:style-name="T4">-- Event manager daemon that starts the racgevt process to manage callouts.</text:span></text:p>
        </text:list-item>
        <text:list-item>
          <text:p text:style-name="P4"><text:soft-page-break/><text:span text:style-name="T3">ocssd</text:span><text:span text:style-name="T4"> -- Manages cluster node membership and runs as oracle user; failure of this process results in cluster restart.</text:span></text:p>
        </text:list-item>
        <text:list-item>
          <text:p text:style-name="P4"><text:span text:style-name="T3">crsd</text:span><text:span text:style-name="T4"> -- Performs high availability recovery and management operations such as maintaining the OCR. Also manages application resources </text:span></text:p>
        </text:list-item>
      </text:list>
      <text:p text:style-name="P11">and runs as root user and restarts automatically upon failure.</text:p>
      <text:p text:style-name="P9"/>
      <text:list xml:id="list70813582790395" text:continue-numbering="true" text:style-name="WW8Num1">
        <text:list-item>
          <text:p text:style-name="P3">How do you Clean Up after a failed CRS Install ?</text:p>
        </text:list-item>
        <text:list-item>
          <text:p text:style-name="P6">Run the rootdelete.sh script then the rootdeinstall.sh script from the $ORA_CRS_HOME/install directory</text:p>
        </text:list-item>
      </text:list>
      <text:p text:style-name="P5"/>
      <text:list xml:id="list70814381206189" text:continue-numbering="true" text:style-name="WW8Num1">
        <text:list-item>
          <text:p text:style-name="P3">What are the differences between CRS Release 1 and CRS Release 2 (Oracle Clusterware)</text:p>
        </text:list-item>
        <text:list-item>
          <text:p text:style-name="P6">Cluster Verification Utility – script that checks on the status of the cluster before installing CRS and RAC.</text:p>
        </text:list-item>
        <text:list-item>
          <text:p text:style-name="P6">And on installing CRS you have the option of mirroring the OCR and Voting Disk from within Oracl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WW8Num1z0" style:family="text">
      <style:text-properties fo:color="#333399" style:font-name="Arial" fo:font-family="Arial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0g RAC CRS questions, 10g RAC to follow </dc:title>
    <meta:initial-creator>703049405</meta:initial-creator>
    <meta:creation-date>2006-10-02T10:46:00</meta:creation-date>
    <dc:creator>Udo </dc:creator>
    <dc:date>2014-05-17T07:08:12.380895895</dc:date>
    <meta:editing-cycles>2</meta:editing-cycles>
    <meta:editing-duration>P15824DT17H31M44S</meta:editing-duration>
    <meta:document-statistic meta:table-count="0" meta:image-count="0" meta:object-count="0" meta:page-count="2" meta:paragraph-count="42" meta:word-count="538" meta:character-count="3270" meta:non-whitespace-character-count="2713"/>
    <meta:generator>LibreOffice/4.1.3.2$Linux_x86 LibreOffice_project/410m0$Build-2</meta:generator>
  </office:meta>
</office:document-meta>
</file>